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language="fr" fo:country="FR" style:font-size-asian="16pt"/>
    </style:style>
    <style:style style:name="P2" style:family="paragraph" style:parent-style-name="Standard">
      <style:paragraph-properties fo:text-align="center" style:justify-single-word="false"/>
      <style:text-properties fo:font-size="16pt" fo:language="fr" fo:country="FR" style:font-size-asian="16pt"/>
    </style:style>
    <style:style style:name="P3" style:family="paragraph" style:parent-style-name="Standard">
      <style:text-properties fo:text-transform="uppercase" fo:font-size="14pt" fo:language="fr" fo:country="FR" style:font-size-asian="14pt"/>
    </style:style>
    <style:style style:name="P4" style:family="paragraph" style:parent-style-name="Standard">
      <style:paragraph-properties fo:text-align="center" style:justify-single-word="false"/>
      <style:text-properties fo:text-transform="uppercase" fo:font-size="14pt" fo:language="fr" fo:country="FR" officeooo:rsid="003058d8" officeooo:paragraph-rsid="003058d8" style:font-size-asian="14pt"/>
    </style:style>
    <style:style style:name="P5" style:family="paragraph" style:parent-style-name="Standard">
      <style:paragraph-properties fo:text-align="center" style:justify-single-word="false"/>
      <style:text-properties fo:text-transform="uppercase" fo:font-size="16pt" fo:language="fr" fo:country="FR" style:font-size-asian="16pt"/>
    </style:style>
    <style:style style:name="P6" style:family="paragraph" style:parent-style-name="Standard">
      <style:text-properties fo:font-size="14pt" fo:language="en" fo:country="US" officeooo:paragraph-rsid="0040cf8a" style:font-size-asian="14pt" style:font-size-complex="14pt"/>
    </style:style>
    <style:style style:name="P7" style:family="paragraph" style:parent-style-name="Standard" style:master-page-name="Standard">
      <style:paragraph-properties fo:text-align="center" style:justify-single-word="false" style:page-number="auto"/>
      <style:text-properties fo:font-size="16pt" fo:language="fr" fo:country="FR" style:font-size-asian="16pt"/>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59687f" style:font-size-asian="14pt" style:font-size-complex="14pt"/>
    </style:style>
    <style:style style:name="P10" style:family="paragraph" style:parent-style-name="Standard">
      <loext:graphic-properties draw:fill="solid" draw:fill-color="#9cc2e5"/>
      <style:paragraph-properties fo:background-color="#9cc2e5"/>
      <style:text-properties fo:font-size="14pt" officeooo:paragraph-rsid="0059687f" style:font-size-asian="14pt" style:font-size-complex="14pt"/>
    </style:style>
    <style:style style:name="P11" style:family="paragraph" style:parent-style-name="Standard" style:list-style-name="L1">
      <style:text-properties fo:font-size="14pt" officeooo:paragraph-rsid="00585547" style:font-size-asian="14pt" style:font-size-complex="14pt"/>
    </style:style>
    <style:style style:name="P12" style:family="paragraph" style:parent-style-name="Standard" style:list-style-name="L2">
      <style:text-properties fo:font-size="14pt" officeooo:paragraph-rsid="00585547" style:font-size-asian="14pt" style:font-size-complex="14pt"/>
    </style:style>
    <style:style style:name="P13" style:family="paragraph" style:parent-style-name="Standard" style:list-style-name="L3">
      <style:text-properties fo:font-size="14pt" officeooo:paragraph-rsid="00585547" style:font-size-asian="14pt" style:font-size-complex="14pt"/>
    </style:style>
    <style:style style:name="P14" style:family="paragraph" style:parent-style-name="Standard" style:list-style-name="L4">
      <style:text-properties fo:font-size="14pt" officeooo:paragraph-rsid="00585547" style:font-size-asian="14pt" style:font-size-complex="14pt"/>
    </style:style>
    <style:style style:name="P15" style:family="paragraph" style:parent-style-name="Standard" style:list-style-name="L6">
      <style:text-properties fo:font-size="14pt" officeooo:paragraph-rsid="00585547" style:font-size-asian="14pt" style:font-size-complex="14pt"/>
    </style:style>
    <style:style style:name="P16" style:family="paragraph" style:parent-style-name="Standard" style:list-style-name="L5">
      <style:text-properties fo:font-size="14pt" officeooo:paragraph-rsid="00585547" style:font-size-asian="14pt" style:font-size-complex="14pt"/>
    </style:style>
    <style:style style:name="P17" style:family="paragraph" style:parent-style-name="Standard">
      <style:paragraph-properties fo:text-align="center" style:justify-single-word="false"/>
      <style:text-properties officeooo:paragraph-rsid="00582b2c"/>
    </style:style>
    <style:style style:name="P18" style:family="paragraph" style:parent-style-name="Standard">
      <loext:graphic-properties draw:fill="solid" draw:fill-color="#9cc2e5"/>
      <style:paragraph-properties fo:break-before="page" fo:background-color="#9cc2e5"/>
      <style:text-properties fo:font-size="14pt" officeooo:paragraph-rsid="0059687f" style:font-size-asian="14pt" style:font-size-complex="14pt"/>
    </style:style>
    <style:style style:name="P19" style:family="paragraph">
      <style:text-properties fo:font-size="14pt" style:font-size-asian="14pt" style:font-size-complex="14pt"/>
    </style:style>
    <style:style style:name="T1" style:family="text">
      <style:text-properties fo:text-transform="uppercase" fo:font-size="20pt" fo:language="fr" fo:country="FR" fo:font-weight="bold" style:font-size-asian="20pt" style:font-weight-asian="bold"/>
    </style:style>
    <style:style style:name="T2" style:family="text">
      <style:text-properties fo:text-transform="uppercase" fo:font-size="20pt" fo:language="fr" fo:country="FR" fo:font-weight="bold" officeooo:rsid="0055ed1c" style:font-size-asian="20pt" style:font-weight-asian="bold"/>
    </style:style>
    <style:style style:name="T3" style:family="text">
      <style:text-properties fo:color="#ffffff" loext:opacity="100%" fo:font-size="14pt" fo:language="fr" fo:country="FR" fo:font-weight="bold" style:font-size-asian="14pt" style:font-weight-asian="bold" style:font-size-complex="14pt"/>
    </style:style>
    <style:style style:name="T4" style:family="text">
      <style:text-properties fo:color="#ffffff" loext:opacity="100%" fo:font-size="14pt" fo:language="fr" fo:country="FR" fo:font-weight="bold" officeooo:rsid="00420347" style:font-size-asian="14pt" style:font-weight-asian="bold" style:font-size-complex="14pt"/>
    </style:style>
    <style:style style:name="T5" style:family="text">
      <style:text-properties fo:color="#ffffff" loext:opacity="100%" fo:font-size="14pt" fo:language="fr" fo:country="FR" fo:font-weight="bold" officeooo:rsid="003c62f3" style:font-size-asian="14pt" style:font-weight-asian="bold" style:font-size-complex="14pt"/>
    </style:style>
    <style:style style:name="T6" style:family="text">
      <style:text-properties fo:color="#ffffff" loext:opacity="100%" fo:font-size="14pt" fo:language="fr" fo:country="FR" fo:font-style="italic" fo:font-weight="bold" style:font-size-asian="14pt" style:font-style-asian="italic" style:font-weight-asian="bold" style:font-size-complex="14pt"/>
    </style:style>
    <style:style style:name="T7" style:family="text">
      <style:text-properties fo:color="#ffffff" loext:opacity="100%" fo:language="fr" fo:country="FR" fo:font-weight="bold" style:font-weight-asian="bold"/>
    </style:style>
    <style:style style:name="T8" style:family="text">
      <style:text-properties fo:color="#ffffff" loext:opacity="100%" fo:language="fr" fo:country="FR" fo:font-weight="bold" officeooo:rsid="003c62f3" style:font-weight-asian="bold"/>
    </style:style>
    <style:style style:name="T9" style:family="text">
      <style:text-properties fo:color="#ffffff" loext:opacity="100%" fo:language="fr" fo:country="FR" fo:font-weight="bold" officeooo:rsid="00420347" style:font-weight-asian="bold"/>
    </style:style>
    <style:style style:name="T10" style:family="text">
      <style:text-properties fo:color="#ffffff" loext:opacity="100%" fo:language="fr" fo:country="FR" fo:font-style="italic" fo:font-weight="bold" style:font-style-asian="italic" style:font-weight-asian="bold"/>
    </style:style>
    <style:style style:name="T11" style:family="text">
      <style:text-properties officeooo:rsid="0050874b"/>
    </style:style>
    <style:style style:name="T12" style:family="text">
      <style:text-properties fo:language="fr" fo:country="FR"/>
    </style:style>
    <style:style style:name="T13" style:family="text">
      <style:text-properties fo:language="en" fo:country="US"/>
    </style:style>
    <style:style style:name="T14" style:family="text">
      <style:text-properties officeooo:rsid="005855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2"/>
      <text:p text:style-name="P2"/>
      <text:p text:style-name="P2"/>
      <text:p text:style-name="P2"/>
      <text:p text:style-name="P2"/>
      <text:p text:style-name="P2"/>
      <text:p text:style-name="P2">QCM CURSUS Cycle certifiant <text:span text:style-name="T11">Big Data :</text:span>Machine Learning et Deep Learning avec Python</text:p>
      <text:p text:style-name="P2"/>
      <text:p text:style-name="P1"/>
      <text:p text:style-name="P5">Questionnaire </text:p>
      <text:p text:style-name="P4">(Attention, PLUSIEURS RÉPONSES PEUVENT ÊTRE BONNES)</text:p>
      <text:p text:style-name="P17"><text:span text:style-name="T1">« </text:span><text:span text:style-name="T2">Big Data Analytics avec Python</text:span><text:span text:style-name="T1"> »</text:span></text:p>
      <text:p text:style-name="P3"/>
      <text:p text:style-name="P4"/>
      <text:p text:style-name="P18"><text:span text:style-name="T7">Question N°1</text:span><text:span text:style-name="T10"> (</text:span><text:bookmark text:name="ID0EDAA"/><text:span text:style-name="T10">Les algorithmes supervisés)</text:span></text:p>
      <text:p text:style-name="P8"><text:span text:style-name="T12">Pour un problème de classification, quels algorithmes vus en cours peut-on utiliser parmi ceux-ci ?</text:span></text:p>
      <text:list xml:id="list1878103903" text:style-name="L1">
        <text:list-item>
          <text:p text:style-name="P11">Régression linéaire</text:p>
        </text:list-item>
        <text:list-item>
          <text:p text:style-name="P11">Régression logistique</text:p>
        </text:list-item>
        <text:list-item>
          <text:p text:style-name="P11">Classification bayésienne naïve</text:p>
        </text:list-item>
        <text:list-item>
          <text:p text:style-name="P11">Analyse en composantes principales</text:p>
        </text:list-item>
      </text:list>
      <text:p text:style-name="P8"/>
      <text:p text:style-name="P10"><text:span text:style-name="T7">Question N°</text:span><text:span text:style-name="T8">2</text:span><text:span text:style-name="T7"> </text:span><text:span text:style-name="T10">(</text:span><text:bookmark text:name="ID0EAAA"/><text:span text:style-name="T10">Analyse de données textuelles)</text:span></text:p>
      <text:p text:style-name="P8"><text:span text:style-name="T12">TFIDF produit des vecteurs denses, word2vec produit des vecteurs épars :</text:span></text:p>
      <text:list xml:id="list2378801573" text:style-name="L2">
        <text:list-item>
          <text:p text:style-name="P12">Vrai</text:p>
        </text:list-item>
        <text:list-item>
          <text:p text:style-name="P12">Faux</text:p>
        </text:list-item>
      </text:list>
      <text:p text:style-name="P6"/>
      <text:p text:style-name="P10"><text:span text:style-name="T7">Question N°</text:span><text:span text:style-name="T8">3</text:span><text:span text:style-name="T7"> </text:span><text:span text:style-name="T10">(</text:span><text:bookmark text:name="ID0EAAA1"/><text:span text:style-name="T10">Analyse de données textuelles)</text:span></text:p>
      <text:p text:style-name="P8"><text:span text:style-name="T12">Il est correct de transformer une variable nominale par un encodage des étiquettes (label encoding) :</text:span></text:p>
      <text:list xml:id="list3042680113" text:style-name="L3">
        <text:list-item>
          <text:p text:style-name="P13">Vrai</text:p>
        </text:list-item>
        <text:list-item>
          <text:p text:style-name="P13">Faux</text:p>
        </text:list-item>
      </text:list>
      <text:p text:style-name="P18"><text:span text:style-name="T7">Question N°</text:span><text:span text:style-name="T8">4</text:span><text:span text:style-name="T7"> </text:span><text:span text:style-name="T10">(</text:span><text:bookmark text:name="ID0EBAA"/><text:span text:style-name="T10">Analyse en composantes)</text:span></text:p>
      <text:p text:style-name="P8"><text:span text:style-name="T13">L'analyse en composantes principales de données en k dimensions retourne k dimensions (parmi lesquelles on pourrait sélection t dimensions pour réduire la dimensionnalité) :</text:span></text:p>
      <text:list xml:id="list2085192711" text:style-name="L4">
        <text:list-item>
          <text:p text:style-name="P14">Vrai</text:p>
        </text:list-item>
        <text:list-item>
          <text:p text:style-name="P14">Faux</text:p>
        </text:list-item>
      </text:list>
      <text:p text:style-name="P9"/>
      <text:p text:style-name="P10"><text:span text:style-name="T7">Question N°</text:span><text:span text:style-name="T9">5</text:span><text:span text:style-name="T7"> </text:span><text:span text:style-name="T10">(</text:span><text:bookmark text:name="ID0EAAA2"/><text:span text:style-name="T10">Analyse de données textuelles)</text:span></text:p>
      <text:p text:style-name="P8"><text:span text:style-name="T13">Soit la collection de 2 documents suivante :</text:span></text:p>
      <text:list xml:id="list1619558076" text:style-name="L6">
        <text:list-item>
          <text:p text:style-name="P15"><text:span text:style-name="T14">D1</text:span> = « Bob envoie un message à Alice. Bob est informaticien. »</text:p>
        </text:list-item>
        <text:list-item>
          <text:p text:style-name="P15"><text:span text:style-name="T14">D2</text:span> = « Alice déchiffre le message de Bob »</text:p>
        </text:list-item>
      </text:list>
      <text:p text:style-name="P8">En considérant une version simple de TFIDF où on multiplie directement la TF (fréquence de terme dans le document) avec l'IDF (l'inverse de la fréquence dans les documents), quelles sont les TFIDF des mots Bob et envoie dans D<text:span text:style-name="T14">2</text:span> ?</text:p>
      <text:list xml:id="list2257629162" text:style-name="L5">
        <text:list-item>
          <text:p text:style-name="P16">TFIDF(D<text:span text:style-name="T14">2</text:span>, Bob) = 1/2, TFIDF(D<text:span text:style-name="T14">2</text:span>, envoie) = 0.</text:p>
        </text:list-item>
        <text:list-item>
          <text:p text:style-name="P16">TFIDF(D<text:span text:style-name="T14">2</text:span>, Bob) = 1, TFIDF(D2, envoie) = 1.</text:p>
        </text:list-item>
        <text:list-item>
          <text:p text:style-name="P16">TFIDF(D<text:span text:style-name="T14">2</text:span>, Bob) = 1, TFIDF(D2, envoie) = 0.</text:p>
        </text:list-item>
        <text:list-item>
          <text:p text:style-name="P16">TFIDF(D<text:span text:style-name="T14">2</text:span>, Bob) = 1/3, TFIDF(D<text:span text:style-name="T14">2</text:span>, envoie) = 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text-properties fo:font-size="14pt"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ntact eqinity</meta:initial-creator>
    <meta:editing-cycles>46</meta:editing-cycles>
    <meta:creation-date>2016-05-19T10:49:00</meta:creation-date>
    <dc:date>2021-07-19T22:10:11.931875033</dc:date>
    <meta:editing-duration>PT4H20M17S</meta:editing-duration>
    <meta:generator>LibreOffice/7.1.4.2$Linux_X86_64 LibreOffice_project/10$Build-2</meta:generator>
    <meta:document-statistic meta:table-count="0" meta:image-count="0" meta:object-count="0" meta:page-count="3" meta:paragraph-count="31" meta:word-count="257" meta:character-count="1545" meta:non-whitespace-character-count="13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